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Times New Roman" svg:font-family="'Times New Roman', serif"/>
    <style:font-face style:name="arial" svg:font-family="arial, sans-serif"/>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f4858" officeooo:paragraph-rsid="001f4858"/>
    </style:style>
    <style:style style:name="P3" style:family="paragraph" style:parent-style-name="Standard">
      <style:text-properties officeooo:rsid="001f792a" officeooo:paragraph-rsid="001f792a"/>
    </style:style>
    <style:style style:name="P4" style:family="paragraph" style:parent-style-name="Standard">
      <style:text-properties officeooo:rsid="0020d5da" officeooo:paragraph-rsid="0020d5da"/>
    </style:style>
    <style:style style:name="P5" style:family="paragraph" style:parent-style-name="Standard">
      <style:text-properties officeooo:rsid="00211ec7" officeooo:paragraph-rsid="00211ec7"/>
    </style:style>
    <style:style style:name="P6" style:family="paragraph" style:parent-style-name="Standard">
      <style:text-properties officeooo:rsid="00274115" officeooo:paragraph-rsid="00274115"/>
    </style:style>
    <style:style style:name="P7" style:family="paragraph" style:parent-style-name="Standard">
      <style:text-properties officeooo:rsid="00274115" officeooo:paragraph-rsid="0027bf47"/>
    </style:style>
    <style:style style:name="P8" style:family="paragraph" style:parent-style-name="Standard">
      <style:text-properties officeooo:rsid="0027bf47" officeooo:paragraph-rsid="0027bf47"/>
    </style:style>
    <style:style style:name="P9" style:family="paragraph" style:parent-style-name="Standard">
      <style:text-properties fo:font-variant="normal" fo:text-transform="none" fo:color="#000000" fo:letter-spacing="normal" officeooo:paragraph-rsid="003342ac"/>
    </style:style>
    <style:style style:name="P10" style:family="paragraph" style:parent-style-name="Standard">
      <style:text-properties officeooo:rsid="002c79c5" officeooo:paragraph-rsid="003342ac"/>
    </style:style>
    <style:style style:name="P11" style:family="paragraph" style:parent-style-name="Standard">
      <style:text-properties officeooo:paragraph-rsid="003342ac"/>
    </style:style>
    <style:style style:name="P12" style:family="paragraph" style:parent-style-name="Table_20_Contents">
      <style:paragraph-properties fo:text-align="center" style:justify-single-word="false"/>
      <style:text-properties officeooo:rsid="0020d5da" officeooo:paragraph-rsid="0020d5da"/>
    </style:style>
    <style:style style:name="P13" style:family="paragraph" style:parent-style-name="Table_20_Contents">
      <style:paragraph-properties fo:text-align="center" style:justify-single-word="false"/>
      <style:text-properties officeooo:rsid="00211ec7" officeooo:paragraph-rsid="00211ec7"/>
    </style:style>
    <style:style style:name="P14" style:family="paragraph" style:parent-style-name="Table_20_Contents">
      <style:paragraph-properties fo:text-align="center" style:justify-single-word="false"/>
      <style:text-properties officeooo:rsid="00211ec7" officeooo:paragraph-rsid="0027bf47"/>
    </style:style>
    <style:style style:name="P15" style:family="paragraph" style:parent-style-name="Table_20_Contents">
      <style:paragraph-properties fo:text-align="end" style:justify-single-word="false"/>
      <style:text-properties officeooo:rsid="00211ec7" officeooo:paragraph-rsid="00211ec7"/>
    </style:style>
    <style:style style:name="P16" style:family="paragraph" style:parent-style-name="Table_20_Contents">
      <style:paragraph-properties fo:text-align="end" style:justify-single-word="false"/>
      <style:text-properties officeooo:rsid="00211ec7" officeooo:paragraph-rsid="0027bf47"/>
    </style:style>
    <style:style style:name="P17" style:family="paragraph" style:parent-style-name="Table_20_Contents">
      <style:paragraph-properties fo:text-align="end" style:justify-single-word="false"/>
      <style:text-properties officeooo:rsid="0023764f" officeooo:paragraph-rsid="0023764f"/>
    </style:style>
    <style:style style:name="P18" style:family="paragraph" style:parent-style-name="Table_20_Contents">
      <style:paragraph-properties fo:text-align="center" style:justify-single-word="false"/>
      <style:text-properties officeooo:rsid="00256d64" officeooo:paragraph-rsid="00256d64"/>
    </style:style>
    <style:style style:name="P19" style:family="paragraph" style:parent-style-name="Table_20_Contents">
      <style:paragraph-properties fo:text-align="center" style:justify-single-word="false"/>
      <style:text-properties officeooo:rsid="0027bf47" officeooo:paragraph-rsid="0027bf47"/>
    </style:style>
    <style:style style:name="P20" style:family="paragraph" style:parent-style-name="Standard">
      <style:paragraph-properties fo:margin-left="0cm" fo:margin-right="0cm" fo:margin-top="0cm" fo:margin-bottom="0cm" loext:contextual-spacing="false" fo:widows="1" fo:text-indent="0cm" style:auto-text-indent="false"/>
      <style:text-properties fo:font-variant="normal" fo:text-transform="none" fo:color="#000000" fo:letter-spacing="normal" officeooo:paragraph-rsid="003342ac"/>
    </style:style>
    <style:style style:name="P21" style:family="paragraph" style:parent-style-name="Standard">
      <style:paragraph-properties fo:margin-left="0cm" fo:margin-right="0cm" fo:margin-top="0cm" fo:margin-bottom="0cm" loext:contextual-spacing="false" fo:widows="1" fo:text-indent="0cm" style:auto-text-indent="false"/>
      <style:text-properties fo:font-variant="normal" fo:text-transform="none" fo:color="#000000" style:font-name="Times New Roman" fo:font-size="10pt" fo:letter-spacing="normal" fo:font-style="normal" fo:font-weight="normal" officeooo:paragraph-rsid="003342ac"/>
    </style:style>
    <style:style style:name="P22" style:family="paragraph" style:parent-style-name="Text_20_body">
      <style:text-properties officeooo:paragraph-rsid="0030127d"/>
    </style:style>
    <style:style style:name="P23" style:family="paragraph" style:parent-style-name="Text_20_body">
      <style:text-properties officeooo:rsid="0031cf4b" officeooo:paragraph-rsid="003342ac"/>
    </style:style>
    <style:style style:name="P24" style:family="paragraph" style:parent-style-name="Text_20_body">
      <style:text-properties officeooo:paragraph-rsid="003342ac"/>
    </style:style>
    <style:style style:name="P25" style:family="paragraph" style:parent-style-name="Text_20_body">
      <style:text-properties officeooo:rsid="00373309" officeooo:paragraph-rsid="00373309"/>
    </style:style>
    <style:style style:name="P26" style:family="paragraph" style:parent-style-name="Text_20_body">
      <style:text-properties officeooo:rsid="0038ead7" officeooo:paragraph-rsid="0038ead7"/>
    </style:style>
    <style:style style:name="P27" style:family="paragraph" style:parent-style-name="Text_20_body">
      <style:text-properties officeooo:rsid="003d0cc3" officeooo:paragraph-rsid="003d0cc3"/>
    </style:style>
    <style:style style:name="P28" style:family="paragraph" style:parent-style-name="Text_20_body">
      <style:text-properties officeooo:rsid="003d0cc3" officeooo:paragraph-rsid="00414eee"/>
    </style:style>
    <style:style style:name="P29" style:family="paragraph" style:parent-style-name="Text_20_body">
      <style:text-properties officeooo:rsid="0041590d" officeooo:paragraph-rsid="0041590d"/>
    </style:style>
    <style:style style:name="P30" style:family="paragraph" style:parent-style-name="Text_20_body">
      <style:text-properties officeooo:rsid="004f83b2" officeooo:paragraph-rsid="004f83b2"/>
    </style:style>
    <style:style style:name="P31" style:family="paragraph" style:parent-style-name="Text_20_body">
      <style:text-properties officeooo:rsid="003342ac" officeooo:paragraph-rsid="00505c82"/>
    </style:style>
    <style:style style:name="P32" style:family="paragraph" style:parent-style-name="Text_20_body">
      <style:text-properties officeooo:paragraph-rsid="00505c82"/>
    </style:style>
    <style:style style:name="P33" style:family="paragraph" style:parent-style-name="Text_20_body">
      <style:text-properties fo:color="#808080" style:font-name="Liberation Sans" fo:font-size="14pt" fo:font-weight="bold" officeooo:rsid="00520f3f" officeooo:paragraph-rsid="00520f3f" style:font-name-asian="Droid Sans Fallback" style:font-size-asian="14pt" style:font-weight-asian="bold" style:font-name-complex="FreeSans" style:font-size-complex="14pt" style:font-weight-complex="bold"/>
    </style:style>
    <style:style style:name="P34" style:family="paragraph" style:parent-style-name="Text_20_body">
      <style:text-properties fo:font-variant="normal" fo:text-transform="none" fo:color="#333333" style:font-name="Arial" fo:font-size="9.75pt" fo:letter-spacing="normal" fo:font-style="normal" fo:font-weight="normal" officeooo:paragraph-rsid="00526156"/>
    </style:style>
    <style:style style:name="P35" style:family="paragraph" style:parent-style-name="Footnote">
      <style:text-properties officeooo:rsid="0057a6b9" officeooo:paragraph-rsid="0057a6b9"/>
    </style:style>
    <style:style style:name="P36" style:family="paragraph" style:parent-style-name="Text_20_body">
      <style:text-properties fo:font-variant="normal" fo:text-transform="none" fo:color="#212121" style:font-name="arial" fo:font-size="12pt" fo:letter-spacing="normal" fo:font-style="normal" fo:font-weight="normal" officeooo:paragraph-rsid="00526156"/>
    </style:style>
    <style:style style:name="P37" style:family="paragraph" style:parent-style-name="Text_20_body">
      <style:paragraph-properties fo:break-before="page"/>
      <style:text-properties fo:color="#808080" style:font-name="Liberation Sans" fo:font-size="14pt" fo:font-weight="bold" officeooo:rsid="002efae3" style:font-name-asian="Droid Sans Fallback" style:font-size-asian="14pt" style:font-weight-asian="bold" style:font-name-complex="FreeSans" style:font-size-complex="14pt" style:font-weight-complex="bold"/>
    </style:style>
    <style:style style:name="P38" style:family="paragraph" style:parent-style-name="Heading_20_3">
      <style:text-properties officeooo:rsid="00373309" officeooo:paragraph-rsid="00373309"/>
    </style:style>
    <style:style style:name="P39" style:family="paragraph" style:parent-style-name="Heading_20_3">
      <style:text-properties fo:color="#808080" style:font-name="Liberation Sans" fo:font-size="14pt" fo:font-weight="bold" officeooo:rsid="002e9999" style:font-name-asian="Droid Sans Fallback" style:font-size-asian="14pt" style:font-weight-asian="bold" style:font-name-complex="FreeSans" style:font-size-complex="14pt" style:font-weight-complex="bold"/>
    </style:style>
    <style:style style:name="P40" style:family="paragraph" style:parent-style-name="Heading_20_3">
      <style:paragraph-properties fo:break-before="page"/>
      <style:text-properties officeooo:rsid="0028f95e" officeooo:paragraph-rsid="003342ac"/>
    </style:style>
    <style:style style:name="T1" style:family="text">
      <style:text-properties officeooo:rsid="0020d5da"/>
    </style:style>
    <style:style style:name="T2" style:family="text">
      <style:text-properties officeooo:rsid="0022c41d"/>
    </style:style>
    <style:style style:name="T3" style:family="text">
      <style:text-properties officeooo:rsid="0023764f"/>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bold" officeooo:rsid="0031cf4b" style:font-weight-asian="bold" style:font-weight-complex="bold"/>
    </style:style>
    <style:style style:name="T7" style:family="text">
      <style:text-properties officeooo:rsid="0027bf47"/>
    </style:style>
    <style:style style:name="T8" style:family="text">
      <style:text-properties style:font-name="Times New Roman" fo:font-size="12pt" fo:font-style="italic" fo:font-weight="normal"/>
    </style:style>
    <style:style style:name="T9" style:family="text">
      <style:text-properties officeooo:rsid="002efae3"/>
    </style:style>
    <style:style style:name="T10" style:family="text">
      <style:text-properties officeooo:rsid="0030127d"/>
    </style:style>
    <style:style style:name="T11" style:family="text">
      <style:text-properties officeooo:rsid="003342ac"/>
    </style:style>
    <style:style style:name="T12" style:family="text">
      <style:text-properties fo:color="#808080" style:font-name="Liberation Sans" fo:font-size="14pt" fo:font-weight="bold" officeooo:rsid="002efae3" style:font-name-asian="Droid Sans Fallback" style:font-size-asian="14pt" style:font-weight-asian="bold" style:font-name-complex="FreeSans" style:font-size-complex="14pt" style:font-weight-complex="bold"/>
    </style:style>
    <style:style style:name="T13" style:family="text">
      <style:text-properties fo:color="#808080" style:font-name="Liberation Sans" fo:font-size="14pt" fo:font-weight="bold" officeooo:rsid="003342ac" style:font-name-asian="Droid Sans Fallback" style:font-size-asian="14pt" style:font-weight-asian="bold" style:font-name-complex="FreeSans" style:font-size-complex="14pt" style:font-weight-complex="bold"/>
    </style:style>
    <style:style style:name="T14" style:family="text">
      <style:text-properties fo:color="#808080" style:font-name="Liberation Sans" fo:font-size="14pt" fo:font-weight="bold" officeooo:rsid="0031cf4b" style:font-name-asian="Droid Sans Fallback" style:font-size-asian="14pt" style:font-weight-asian="bold" style:font-name-complex="FreeSans" style:font-size-complex="14pt" style:font-weight-complex="bold"/>
    </style:style>
    <style:style style:name="T15" style:family="text">
      <style:text-properties officeooo:rsid="0038ead7"/>
    </style:style>
    <style:style style:name="T16" style:family="text">
      <style:text-properties officeooo:rsid="003d6061"/>
    </style:style>
    <style:style style:name="T17" style:family="text">
      <style:text-properties officeooo:rsid="0042da21"/>
    </style:style>
    <style:style style:name="T18" style:family="text">
      <style:text-properties officeooo:rsid="004f5cc0"/>
    </style:style>
    <style:style style:name="T19" style:family="text">
      <style:text-properties officeooo:rsid="005003e2"/>
    </style:style>
    <style:style style:name="T20" style:family="text">
      <style:text-properties officeooo:rsid="00505c82"/>
    </style:style>
    <style:style style:name="T21" style:family="text">
      <style:text-properties fo:color="#212121" style:font-name="arial" fo:font-size="12pt"/>
    </style:style>
    <style:style style:name="T22" style:family="text">
      <style:text-properties fo:color="#212121" style:font-name="arial" fo:font-size="12pt" officeooo:rsid="00560534"/>
    </style:style>
    <style:style style:name="T23" style:family="text">
      <style:text-properties fo:color="#212121" style:font-name="arial" fo:font-size="12pt" officeooo:rsid="0057a6b9"/>
    </style:style>
    <style:style style:name="T24" style:family="text">
      <style:text-properties fo:color="#212121" style:font-name="inherit" fo:font-size="12pt" fo:language="es" fo:country="ES"/>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3"/>
      <text:h text:style-name="P40" text:outline-level="3">Ambigüedad</text:h>
      <text:p text:style-name="P9">‘<text:span text:style-name="T8">Mine is a long and sad tale!’ said the Mouse, turning to Alice and sighing.</text:span></text:p>
      <text:p text:style-name="P20">‘<text:span text:style-name="T8">It is a long tail, certainly,’ said Alice, looking with wonder at the Mouse’s tail, ‘but why do you call it sad?’</text:span></text:p>
      <text:p text:style-name="P21">(Lewis Carroll, Alice’s adventures in Wonderland)</text:p>
      <text:p text:style-name="P11"/>
      <text:p text:style-name="P10">La ambigüedad - cuando un elemento del sistema puede tener varios significados o interpretaciones - es una característica fundamental de los lenguajes naturales, la ambigüedad distingue al lenguaje humano de los lenguajes formales, como la matemática o la programación.</text:p>
      <text:p text:style-name="P10"/>
      <text:p text:style-name="P10">Para el PLN la ambigüedad representa un reto, ya que las tareas sintácticas se pueden resolver de una manera más simple que las semánticas, ya que estas implican entender el sentido de las palabras en un contexto.</text:p>
      <text:p text:style-name="P10"/>
      <text:p text:style-name="P24">Por ejemplo, una misma frase que pueda interpretarse de distintas formas.</text:p>
      <text:p text:style-name="P24"><text:span text:style-name="T13">D</text:span><text:span text:style-name="T12">esambiguación del sentido de las palabras </text:span><text:span text:style-name="T14">en inglés Word </text:span><text:span text:style-name="T13">S</text:span><text:span text:style-name="T14">ense </text:span><text:span text:style-name="T13">D</text:span><text:span text:style-name="T14">isambiguation (WSD) </text:span></text:p>
      <text:p text:style-name="Text_20_body">La <text:span text:style-name="T9">desambiguación del sentido de las palabras es probablemente el caso más simple de comprender sobre el análisis semántico, sin que esto signifique que sea una tarea trivial [4].</text:span></text:p>
      <text:h text:style-name="Heading_20_3" text:outline-level="3">Desambiguación léxica</text:h>
      <text:p text:style-name="P23">Es determinar el significado de cada palabra en un contexto, que en las personas parece ser un proceso natural e inconsciente y en cambio, para las ciencias de la computación es un problema completo de la Inteligencia Artificial (AI-complete), <text:span text:style-name="T20">en analogía a la teopría de la complejidad donde un problema tiene una dificulta NP-completo, </text:span>es decir, un problema cuya solución presupone una solución que requiere comprensión total del lenguaje natural o del razonamiento del sentido. </text:p>
      <text:p text:style-name="P24"><text:span text:style-name="T11">A este problema en computación se le denomina desambiguación del sentido de las palabras [4], en inglés </text:span><text:span text:style-name="T6">Word sense disambiguation (WSD) .</text:span></text:p>
      <text:h text:style-name="Heading_20_3" text:outline-level="3"><text:bookmark text:name="docs-internal-guid-e619f940-6a57-cc3d-8682-f7945f0d4875"/>El problema de la desambiguación del sentido de las palabras</text:h>
      <text:p text:style-name="P23">Consiste en determinar computacionalmente cual es el “sentido” de una palabra <text:span text:style-name="T11">cuando se encuentra activa en un texto, es decir, e</text:span>n un contexto particular.</text:p>
      <text:p text:style-name="P30">La tarea de desambiguación del sentido de las palabras es una tarea de clasificación: <text:span text:style-name="T19">l</text:span>os sentidos de la palabra son las clases, el contexto proporciona la evidencia y cada ocurrencia de una palabra se asigna a una o más de sus posibles clases con base en la evidencia <text:span text:style-name="T19">[4]</text:span>.</text:p>
      <text:h text:style-name="Heading_20_3" text:outline-level="3">Inventarios fijos de palabras y sus sentidos</text:h>
      <text:p text:style-name="P32">Los diccionarios <text:span text:style-name="T11">recogen</text:span> a las palabra y su<text:span text:style-name="T11">s diferentes</text:span> significado<text:span text:style-name="T11">s (polisemia)</text:span>, pero no están <text:soft-page-break/>organizados para desambiguar su sentido. <text:span text:style-name="T11">En cambio una palabra esta activa en un texto y usualmente tiene un significado específico.</text:span></text:p>
      <text:p text:style-name="P31">El problema de WSD radica en decidir de forma automática el significado de una palabra activa en el contexto de los sentidos que incluye un diccionario, específicamente asignar a cada palabra el sentido correspondiente.</text:p>
      <text:h text:style-name="Heading_20_3" text:outline-level="3"><text:span text:style-name="T16">El c</text:span>ontext<text:span text:style-name="T18">o</text:span></text:h>
      <text:p text:style-name="P25">En <text:span text:style-name="T15">[1] el autor realiza un estudio sobre el significado de contexto. Por una parte presenta un estudio realizado con Latent Semantic Analysis (LSA) [Foltz et al., 1998, Bazire and Brézillon, 2005] donde se extraen los componentes y relaciones que aparecen en las definiciones de contexto de un corpus de 150 definiciones.</text:span></text:p>
      <text:p text:style-name="P27"><draw:frame draw:style-name="fr1" draw:name="Marco1" text:anchor-type="paragraph" svg:width="11.351cm" draw:z-index="0"><draw:text-box fo:min-height="9.128cm"><text:p text:style-name="Illustration">Ilustración <text:sequence text:ref-name="refIllustration0" text:name="Illustration" text:formula="ooow:Illustration+1" style:num-format="1">1</text:sequence>: Componentes y relaciones que aparecen en las definiciones de contexto Bazire y Bezillon 2005</text:p></draw:text-box></draw:frame></text:p>
      <text:p text:style-name="P28">El trabajo de <text:span text:style-name="T15">[Foltz et al., 1998, Bazire and Brézillon, 2005] </text:span>destaca que el significado de contexto depende de los componentes y relaciones de acuerdo al área científica específica.</text:p>
      <text:p text:style-name="P29"><text:span text:style-name="T17">De forma simple para </text:span>el <text:span text:style-name="T17">caso del</text:span> procesamiento automatizado del lenguaje natural, el contexto lo proveen las palabras cercanas a una palabra, frase, declaración, pues ayudan a explicar su significado [<text:span text:style-name="T17">The Oxford English Dictionary, </text:span>Soanes and Stevenson, 2005].</text:p>
      <text:p text:style-name="Text_20_body"><text:span text:style-name="T17">La interpretación contextual requiere de la interpretación semántica a través del análisis</text:span> morfo-sintáctico <text:span text:style-name="T17">de un conjunto de palabras.</text:span></text:p>
      <text:h text:style-name="Heading_20_3" text:outline-level="3"><text:soft-page-break/>Calidad del contexto</text:h>
      <text:h text:style-name="P38" text:outline-level="3">Aplicaciones de WSD</text:h>
      <text:p text:style-name="P25">[4]</text:p>
      <text:h text:style-name="Heading_20_3" text:outline-level="3">Algoritmos de desambiguación</text:h>
      <text:p text:style-name="P33">Información no estructurada</text:p>
      <text:p text:style-name="P34"><text:span text:style-name="T22">De acuerdo a </text:span><text:span text:style-name="T21">Gartner</text:span><text:span text:style-name="T21"><text:note text:id="ftn1" text:note-class="footnote"><text:note-citation>1</text:note-citation><text:note-body><text:p text:style-name="P35">Gartner Inc. empresa estadounidense consultora y de investigación de las tecnologías de la información tiene entre sus clientes a empresas, agencias de gobierno, empresas tecnológicas y agencias de inversión, The Wall Street Journal. Sitio oficial http://www.gartner.com/technology/home.jsp</text:p></text:note-body></text:note></text:span><text:span text:style-name="T21"> define los datos no estructurados como contenido que no se ajusta a un modelo de datos predefinido específico </text:span><text:span text:style-name="T23">o no</text:span><text:span text:style-name="T24"> se dispone de ninguna estructura identificable dentro de este tipo de datos.</text:span></text:p>
      <text:p text:style-name="P36"/>
      <text:p text:style-name="P37">Referencias</text:p>
      <text:p text:style-name="Text_20_body"/>
      <text:p text:style-name="P22">[4] <text:span text:style-name="T10">E. Agirre, P. Edmonds (Eds.) Word Sense Disambiguation: Algorithms and Applications, Springer 2006. Recuperado de </text:span><text:a xlink:type="simple" xlink:href="https://goo.gl/xxvixf" text:style-name="Internet_20_link" text:visited-style-name="Visited_20_Internet_20_Link"><text:span text:style-name="T10">https://goo.gl/xxvixf</text:span></text:a></text:p>
      <text:p text:style-name="P26">[5] R. Porzel, Contextual Computing: Models and Applications, Springer 20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ans-serif"/>
    <style:font-face style:name="Times New Roman" svg:font-family="'Times New Roman', serif"/>
    <style:font-face style:name="arial" svg:font-family="arial, sans-serif"/>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ynita </meta:initial-creator>
    <meta:creation-date>2015-10-19T19:43:18.432418948</meta:creation-date>
    <dc:date>2017-01-04T09:41:25.681803239</dc:date>
    <meta:editing-duration>P1DT2H55M5S</meta:editing-duration>
    <meta:editing-cycles>32</meta:editing-cycles>
    <meta:generator>LibreOffice/4.3.3.2$Linux_X86_64 LibreOffice_project/430m0$Build-2</meta:generator>
    <dc:creator>yjwol </dc:creator>
    <meta:document-statistic meta:table-count="0" meta:image-count="0" meta:object-count="0" meta:page-count="5" meta:paragraph-count="35" meta:word-count="698" meta:character-count="4528" meta:non-whitespace-character-count="3863"/>
  </office:meta>
</office:document-meta>
</file>